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ave" xlink:href="vnd.sun.star.script:Standard.Module1.before_save?language=Basic&amp;location=application" xlink:type="simple"/>
    </office:event-listeners>
  </office:scripts>
  <office:font-face-decls>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Frame_20_contents">
      <style:paragraph-properties fo:line-height="150%"/>
    </style:style>
    <style:style style:name="P4" style:family="paragraph" style:parent-style-name="Title">
      <style:text-properties fo:font-size="18pt"/>
    </style:style>
    <style:style style:name="P5" style:family="paragraph" style:parent-style-name="Title">
      <style:text-properties fo:font-size="16pt"/>
    </style:style>
    <style:style style:name="P6" style:family="paragraph" style:parent-style-name="Contents_20_1">
      <style:paragraph-properties>
        <style:tab-stops>
          <style:tab-stop style:position="11.64cm" style:type="right" style:leader-style="dotted" style:leader-text="."/>
        </style:tab-stops>
      </style:paragraph-properties>
    </style:style>
    <style:style style:name="P7" style:family="paragraph" style:parent-style-name="Contents_20_2">
      <style:paragraph-properties>
        <style:tab-stops>
          <style:tab-stop style:position="11.141cm" style:type="right" style:leader-style="dotted" style:leader-text="."/>
        </style:tab-stops>
      </style:paragraph-properties>
    </style:style>
    <style:style style:name="P9" style:family="paragraph" style:parent-style-name="Footer">
      <style:paragraph-properties fo:text-align="center" style:justify-single-word="false"/>
    </style:style>
    <style:style style:name="P10" style:family="paragraph" style:parent-style-name="Header">
      <style:paragraph-properties fo:text-align="center" style:justify-single-word="false"/>
    </style:style>
    <style:style style:name="P11" style:family="paragraph" style:parent-style-name="Standard" style:master-page-name="Titles">
      <style:paragraph-properties style:page-number="auto"/>
    </style:style>
    <style:style style:name="P12" style:family="paragraph" style:parent-style-name="Contents" style:master-page-name="Contents_20_First">
      <style:paragraph-properties style:page-number="auto"/>
    </style:style>
    <style:style style:name="fr1" style:family="graphic" style:parent-style-name="Frame">
      <style:graphic-properties style:vertical-pos="from-top" style:vertical-rel="page-content" style:horizontal-pos="center" style:horizontal-rel="page-content" fo:padding="0cm" fo:border="none" style:shadow="none"/>
    </style:style>
    <style:style style:name="fr2" style:family="graphic" style:parent-style-name="Frame">
      <style:graphic-properties fo:margin-left="0in" fo:margin-right="0in" fo:margin-top="0in" fo:margin-bottom="0in" style:vertical-pos="bottom" style:vertical-rel="page-content" style:horizontal-pos="left" style:horizontal-rel="page-content" fo:padding="0in" fo:border="none" style:shadow="none"/>
    </style:style>
    <!-- Normal figure frame -->
    <style:style style:name="fr3" style:family="graphic" style:parent-style-name="Frame">
      <style:graphic-properties style:vertical-pos="top" style:vertical-rel="paragraph-content" style:horizontal-pos="right" style:horizontal-rel="paragraph-content"/>
    </style:style>
    <!-- Wide figure frame, no wrap -->
    <style:style style:name="fr4" style:family="graphic" style:parent-style-name="Frame">
      <style:graphic-properties style:run-through="foreground" style:wrap="none" style:vertical-pos="top" style:vertical-rel="paragraph-content" style:horizontal-pos="center" style:horizontal-rel="paragraph-content"/>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195*" fo:start-indent="0cm" fo:end-indent="0cm"/>
          <style:column style:rel-width="319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cm" fo:text-indent="-0.40cm" fo:margin-left="0.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cm" fo:text-indent="-0.40cm" fo:margin-left="0.5cm"/>
        </style:list-level-properties>
      </text:list-level-style-number>
    </text:list-style>
    <style:style style:name="Table1" style:family="table">
      <style:table-properties fo:margin-left="0.388cm" table:align="left"/>
    </style:style>
    <style:style style:name="Table1.A" style:family="table-column">
      <style:table-column-properties style:rel-column-width="2200*"/>
    </style:style>
    <style:style style:name="Table1.B" style:family="table-column">
      <style:table-column-properties style:rel-column-width="380*"/>
    </style:style>
    <style:style style:name="Table1.C" style:family="table-column">
      <style:table-column-properties style:rel-column-width="1000*"/>
    </style:style>
    <style:style style:name="Table1.Cell" style:family="table-cell">
      <style:table-cell-properties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y="2.499cm" style:rel-width="100%" draw:z-index="1">
        <draw:text-box fo:min-height="6.271cm" fo:min-width="1cm">
          <text:p text:style-name="P4">Model Document</text:p>
          <text:p text:style-name="P5">Generated from model.book</text:p>
          <text:p text:style-name="P5"/>
        </draw:text-box>
      </draw:frame>
      <draw:frame draw:style-name="fr1" draw:name="Frame2" text:anchor-type="page" text:anchor-page-number="3" svg:y="2.499cm" style:rel-width="100%" draw:z-index="1">
        <draw:text-box fo:min-height="6.271cm" fo:min-width="1cm">
          <text:p text:style-name="P4">Model Document</text:p>
          <text:p text:style-name="P5">Generated from model.book</text:p>
          <text:p text:style-name="P5">Edit in LibreOffice, save and unpack</text:p>
          <text:p text:style-name="P5">Pieter Hintjens</text:p>
        </draw:text-box>
      </draw:frame>
      <draw:frame draw:style-name="fr1" draw:name="Frame4" text:anchor-type="page" text:anchor-page-number="4" svg:y="2.499cm" style:rel-width="100%" draw:z-index="2">
        <draw:text-box fo:min-height="0.82cm" fo:min-width="1cm">
          <text:p text:style-name="Copyrights">­Dedication example</text:p>
        </draw:text-box>
      </draw:frame>
      <draw:frame draw:style-name="fr2" draw:name="Frame3" text:anchor-type="page" text:anchor-page-number="4" svg:width="5.4346in" style:rel-width="90%" draw:z-index="3">
        <draw:text-box fo:min-height="3.02cm">
          <text:p text:style-name="Copyrights"><text:span text:style-name="Bold">Model Document</text:span></text:p>
          <text:p text:style-name="Copyrights">Copyright © 2010-2013 Pieter Hintjens</text:p>
          <text:p text:style-name="Copyrights">Edition number</text:p>
          <text:p text:style-name="Copyrights">Licensed under CC-BY-SA-3.0</text:p>
          <text:p text:style-name="Copyrights">Name of publisher</text:p>
          <text:p text:style-name="Copyrights">List of trademarks</text:p>
          <text:p text:style-name="Copyrights">Random credits</text:p>
          <text:p text:style-name="Copyrights">More credits</text:p>
          <text:p text:style-name="Copyrights">ISBN 999-999999</text:p>
        </draw:text-box>
      </draw:frame>
      <text:p text:style-name="P11"/>
      <text:p text:style-name="P2"/>
      <text:p text:style-name="P2"/>
      <text:p text:style-name="P2"/>
      <text:p text:style-name="P12">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position="10.27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position="10.27cm" style:leader-char=" "/>
            <text:index-entry-page-number/>
            <text:index-entry-link-end/>
          </text:table-of-content-entry-template>
        </text:table-of-content-source>
        <text:index-body>
        </text:index-body>
      </text:table-of-content>
      <text:h text:style-name="Heading_20_1" text:outline-level="1">Preface</text:h>
      <text:p text:style-name="Text_20_body">Lorem ipsum dolor sit amet, sit scripta prompta ei, cetero iisque duo et, veri iracundia delicatissimi cum ad. Nec an vocibus elaboraret, ei vel homero virtute pertinax. Ut eos offendit noluisse complectitur, ad legere nostrum dissentiet vim, pri ut alia omnesque quaerendum. Eos solet omnium corpora no, eam eripuit expetenda ei, duo dicta dicam instructior te. Qui porro maiestatis te, quo ex mundi tritani. Alii graece cu nec.</text:p>
      <text:p text:style-name="Text_20_body">Ad qui sumo tollit malorum. Nec dicit accusata hendrerit ei. Impedit menandri mei cu, mundi ludus mei ne. Et his omnium vocent accusata. Iriure docendi appellantur eos eu, vix ne paulo veniam interpretaris.</text:p>
      <text:p text:style-name="Text_20_body">Cu eam vidit melius, nec petentium sententiae in. Id vim vidit persius deleniti, sale phaedrum duo ea. Fugit novum ei est. Urbanitas scriptorem eu duo, illud facer facilis in nec. Est novum vitae salutandi te, vis no ludus invenire consetetur. Ea nec epicurei constituto, eum ad ignota offendit. Te sit falli iriure.</text:p>
      <text:p text:style-name="Text_20_body">Decore molestie inciderint vel ei, an autem reprimique nam. Nec at alterum cotidieque, eu ignota viderer vel. Ex saperet definiebas ius, an cum aliquando comprehensam. Vel ad dico sonet noster, amet nonumy elaboraret cu duo. Nibh integre definitionem id nec.</text:p>
      <text:p text:style-name="Text_20_body"><text:reference-mark-start text:name="index1"/>Malis habemus<text:reference-mark-end text:name="index1"/> voluptaria vis no, per doming alterum platonem ut, audiam fastidii tractatos ei nam. In usu quod indoctum maiestatis, in vix probatus democritum. Diam tation constituam eu per. Cum veniam senserit similique ad. Nihil iudico discere ad cum. Quem viderer vix et, splendide honestatis id mel.</text:p>
      <text:p text:style-name="Text_20_body">Te nam alia deseruisse, eos ne brute porro elaboraret, consul antiopam id duo. Periculis vituperatoribus eos at. Legimus torquatos posidonium ex vel, at assueverit necessitatibus sea, ut nemore forensibus eum. Meis timeam mea ea, et verear saperet pertinax mel. Iusto antiopam an nam, an animal oportere sea, ut delectus indoctum deterruisset quo. Eam integre veritus ne.</text:p>
      <text:p text:style-name="Text_20_body">Vim ut hinc regione vivendo, ea usu feugiat commune. Pro malorum tractatos in, verear graecis inciderint in eam. Nulla timeam luptatum his eu. At pri erant choro tation, id his partiendo maiestatis argumentum, porro graecis id eum.</text:p>
      <text:p text:style-name="Text_20_body">Reque necessitatibus pro ei, at per dico option scripserit. Usu te exerci nemore, an nominavi suscipiantur eum. Pri cu laudem appareat, per id ipsum convenire posidonium. Vim sonet quaeque suscipiantur ex, ei elit dissentiunt per.</text:p>
      <text:p text:style-name="Text_20_body">Perpetua persecuti ad pro, iusto <text:reference-mark-start text:name="index2"/>philosophia<text:reference-mark-end text:name="index2"/> per id. Cibo oblique maiorum te sit, delenit molestiae ne has. Vis cu quem quodsi imperdiet. Ne ornatus suscipit adolescens eam, quis reprimique in cum, sea te meis minim.</text:p>
      <text:p text:style-name="Text_20_body">Modo vulputate mei ex, modus sanctus epicuri at eos. Sed audiam timeam an, qui te falli nusquam detracto. Has viderer facilis in. Vix ad suavitate conceptam posidonium, quo et detracto repudiare persecuti.</text:p>
      <text:p text:style-name="Text_20_body">Ea mea audire definiebas, ea eum deserunt adipisci, eripuit ullamcorper et duo. Placerat necessitatibus ius in. Pri eirmod phaedrum id. Sea cu mazim tollit elaboraret, eam scaevola mediocrem ut. Vis everti honestatis id, mea et nullam accusata conclusionemque, vel homero honestatis ad.</text:p>
      <text:p text:style-name="Text_20_body">Mel detraxit invenire id, audiam eruditi ne per, choro mucius prompta mei te. At magna nostro vel, clita delicata dissentias ei sea. Nec no tale purto. Ad denique neglegentur est. No duo suscipit intellegat intellegam, eu accumsan probatus qui. Sanctus dignissim reprehendunt usu et. Vix movet audire adolescens ut.</text:p>
      <text:p text:style-name="Text_20_body">Est ei tritani reprimique, et duo sint omnes accusam. An expetenda maiestatis referrentur vix, ei sed contentiones consectetuer. Mel sale solum sententiae in, fabellas quaestio vel ei. Per doctus consulatu intellegebat ex, eum animal oportere democritum te, his eu dolor incorrupte. Ei sed nemore diceret quaestio, sea quis tamquam ei. Usu doctus fastidii ad, justo consectetuer vix in, hinc feugiat fuisset ea pri.</text:p>
      <text:p text:style-name="Text_20_body">Eros debet partem per ut, per quod zril facilisi et. Ei sea diceret minimum sapientem. Has soluta timeam aliquando ne. Sit iuvaret quaestio percipitur in, eirmod expetendis moderatius in eum. In sit expetendis mnesarchum posidonium, ei quo delicata similique.</text:p>
      <text:p text:style-name="Text_20_body">Feugait perpetua has te. Everti nusquam appellantur in his, graece quaestio vis eu. Probo summo civibus quo id, at pro meis instructior, usu ne vidisse officiis. Admodum phaedrum reformidans pro cu. Nec eius decore verear eu, ne vel libris singulis.</text:p>
      <text:p text:style-name="Text_20_body">Qui eligendi adolescens ex. Ut vim ridens minimum, usu ei simul menandri, maiorum eligendi contentiones vix eu. Pro an cetero saperet tacimates. Est ut paulo democritum interpretaris, ut feugiat nominavi vix. His omnes nostrud voluptaria ea, an decore mollis consetetur vel, feugiat fierent commune ad eum.</text:p>
      <text:p text:style-name="Text_20_body">Vis id causae deterruisset, id vim consul perfecto comprehensam. Quo in diam admodum accusam, has id doctus hendrerit elaboraret. No vim iuvaret democritum dissentiunt. Maiorum copiosae ponderum in vix. Mei ne munere consul.</text:p>
      <text:p text:style-name="Text_20_body"><text:reference-mark-start text:name="index3"/>Philosophia<text:reference-mark-end text:name="index3"/>, At urbanitas temporibus sea. Alii mediocritatem ut mei, errem ornatus delenit qui no. Quot novum vix et, diam feugiat accommodare ea sit. Albucius adipisci sed in, in vim nusquam legendos. Autem blandit apeirian no eum, sanctus laoreet ullamcorper sit ad, nec etiam utamur sanctus ex.</text:p>
      <text:p text:style-name="Text_20_body"><text:reference-mark-start text:name="index4"/>Vis possim<text:reference-mark-end text:name="index4"/> constituam dissentiet an, eos velit nostrud quaerendum et, sit ei idque mediocrem. Quaeque repudiare vim in, vel ea everti iisque aliquam. Possim accusata indoctum eum at, ne pro corpora suscipit periculis, lorem simul offendit eos eu. Mel ex deserunt cotidieque. An tantas euismod persecuti per, mea eius graeco offendit ne. His nonumes tibique id, ut posse everti mea.</text:p>
      <text:p text:style-name="Text_20_body">Qui ea labore dictas necessitatibus, atqui quando menandri ad nec. Quas primis delenit eu per, appareat placerat his an. Eu nec scripta neglegentur consectetuer, nam id quidam iracundia liberavisse. Ne aliquam lobortis democritum per, ut qui inermis <text:reference-mark-start text:name="index5"/>tibique electram<text:reference-mark-end text:name="index5"/>. Epicuri omnesque deserunt ut mel, eu pertinacia delicatissimi pro. Ad mazim simul dolore qui.</text:p>
      <text:h text:style-name="Heading_20_1" text:outline-level="1">Chapter 1. Header Level 1</text:h>
      <text:h text:style-name="Heading_20_2" text:outline-level="2">Header Level 2</text:h>
      <text:h text:style-name="Heading_20_3" text:outline-level="3">Header Level 3</text:h>
      <text:h text:style-name="Heading_20_2" text:outline-level="2">Character Styles</text:h>
      <text:h text:style-name="Heading_20_3" text:outline-level="3">Bold</text:h>
      <text:p text:style-name="Text_20_body"><text:span text:style-name="Bold">Perspiciatis unde omnis</text:span> iste natus error sit voluptatem accusantium doloremque laudantium.</text:p>
      <text:h text:style-name="Heading_20_3" text:outline-level="3">Italic</text:h>
      <text:p text:style-name="Text_20_body"><text:span text:style-name="Italic">Perspiciatis unde omnis</text:span> iste natus error sit voluptatem accusantium doloremque laudantium.</text:p>
      <text:h text:style-name="Heading_20_3" text:outline-level="3">Teletype</text:h>
      <text:p text:style-name="Text_20_body"><text:span text:style-name="Teletype">Perspiciatis un de omnis</text:span> iste natus error sit voluptatem accusantium doloremque laudantium.</text:p>
      <text:h text:style-name="Heading_20_2" text:outline-level="2">Paragraph Styles</text:h>
      <text:h text:style-name="Heading_20_3" text:outline-level="3">Text Body</text:h>
      <text:p text:style-name="Text_20_body">Vis possim constituam dissentiet an, eos velit nostrud quaerendum et, sit ei idque mediocrem. Quaeque repudiare vim in, vel ea everti iisque aliquam. Possim accusata indoctum eum at, ne pro corpora suscipit periculis, lorem simul offendit eos eu. Mel ex deserunt cotidieque. An tantas euismod persecuti per, mea eius graeco offendit ne. His nonumes tibique id, ut posse everti mea.</text:p>
      <text:h text:style-name="Heading_20_3" text:outline-level="3">Bulleted List</text:h>
      <text:list text:style-name="L1">
        <text:list-item>
          <text:p text:style-name="Bullet_20_item">Lorem ipsum dolor sit amet, utroque explicari sea in, an sea quis amet placerat, at sed nullam maiorum vituperatoribus. Vel virtute civibus forensibus no, mei in diam suavitate principes.</text:p>
        </text:list-item>
        <text:list-item>
          <text:p text:style-name="Bullet_20_item">Sed laudem <text:reference-mark-start text:name="index6"/>philosophia<text:reference-mark-end text:name="index6"/> ex. Menandri qualisque vel ei, ut vis nulla quidam, mea ut habemus docendi ocurreret.</text:p>
        </text:list-item>
        <text:list-item>
          <text:p text:style-name="Bullet_20_item">Ei nam soluta partiendo.</text:p>
        </text:list-item>
      </text:list>
      <text:h text:style-name="Heading_20_3" text:outline-level="3">Numbered List</text:h>
      <text:list text:style-name="L2">
        <text:list-item>
          <text:p text:style-name="Bullet_20_item">Lorem ipsum dolor sit amet, utroque explicari sea in, an sea quis amet placerat, at sed nullam maiorum vituperatoribus. Vel virtute civibus forensibus no, mei in diam suavitate principes.</text:p>
        </text:list-item>
        <text:list-item>
          <text:p text:style-name="Bullet_20_item">Sed laudem philosophia ex. Menandri qualisque vel ei, ut vis nulla quidam, mea ut habemus docendi ocurreret.</text:p>
        </text:list-item>
        <text:list-item>
          <text:p text:style-name="Bullet_20_item">Ei nam soluta partiendo.</text:p>
        </text:list-item>
      </text:list>
      <text:h text:style-name="Heading_20_3" text:outline-level="3">Table Layouts</text:h>
      <text:p text:style-name="Text_20_keep">Here’s the scorecard I came up with:</text:p>
      <table:table table:name="Table1" table:style-name="Table1">
        <table:table-column table:style-name="Table1.A"/>
        <table:table-column table:style-name="Table1.B"/>
        <table:table-column table:style-name="Table1.B"/>
        <table:table-column table:style-name="Table1.B"/>
        <table:table-column table:style-name="Table1.B"/>
        <table:table-column table:style-name="Table1.B"/>
        <table:table-column table:style-name="Table1.B"/>
        <table:table-column table:style-name="Table1.B"/>
        <table:table-column table:style-name="Table1.B"/>
        <table:table-column table:style-name="Table1.B"/>
        <table:table-column table:style-name="Table1.B"/>
        <table:table-row>
          <table:table-cell table:style-name="Table1.Cell" office:value-type="string">
            <text:p text:style-name="TableCell"><text:span text:style-name="Bold">Criteria</text:span> </text:p>
          </table:table-cell>
          <table:table-cell table:style-name="Table1.Cell" office:value-type="string">
            <text:p text:style-name="TableCell"><text:span text:style-name="Bold">Wk</text:span> </text:p>
          </table:table-cell>
          <table:table-cell table:style-name="Table1.Cell" office:value-type="string">
            <text:p text:style-name="TableCell"><text:span text:style-name="Bold">Tw</text:span> </text:p>
          </table:table-cell>
          <table:table-cell table:style-name="Table1.Cell" office:value-type="string">
            <text:p text:style-name="TableCell"><text:span text:style-name="Bold">Rd</text:span> </text:p>
          </table:table-cell>
          <table:table-cell table:style-name="Table1.Cell" office:value-type="string">
            <text:p text:style-name="TableCell"><text:span text:style-name="Bold">Fb</text:span> </text:p>
          </table:table-cell>
          <table:table-cell table:style-name="Table1.Cell" office:value-type="string">
            <text:p text:style-name="TableCell"><text:span text:style-name="Bold">Fa</text:span> </text:p>
          </table:table-cell>
          <table:table-cell table:style-name="Table1.Cell" office:value-type="string">
            <text:p text:style-name="TableCell"><text:span text:style-name="Bold">Nw</text:span> </text:p>
          </table:table-cell>
          <table:table-cell table:style-name="Table1.Cell" office:value-type="string">
            <text:p text:style-name="TableCell"><text:span text:style-name="Bold">Lw</text:span> </text:p>
          </table:table-cell>
          <table:table-cell table:style-name="Table1.Cell" office:value-type="string">
            <text:p text:style-name="TableCell"><text:span text:style-name="Bold">Hw</text:span> </text:p>
          </table:table-cell>
          <table:table-cell table:style-name="Table1.Cell" office:value-type="string">
            <text:p text:style-name="TableCell"><text:span text:style-name="Bold">FN</text:span> </text:p>
          </table:table-cell>
          <table:table-cell table:style-name="Table1.Cell" office:value-type="string">
            <text:p text:style-name="TableCell"><text:span text:style-name="Bold">Ml</text:span> </text:p>
          </table:table-cell>
        </table:table-row>
        <table:table-row>
          <table:table-cell table:style-name="Table1.Cell" office:value-type="string">
            <text:p text:style-name="TableCell">Strong mission </text:p>
          </table:table-cell>
          <table:table-cell table:style-name="Table1.Cell" office:value-type="string">
            <text:p text:style-name="TableCell">5 </text:p>
          </table:table-cell>
          <table:table-cell table:style-name="Table1.Cell" office:value-type="string">
            <text:p text:style-name="TableCell">3 </text:p>
          </table:table-cell>
          <table:table-cell table:style-name="Table1.Cell" office:value-type="string">
            <text:p text:style-name="TableCell">2 </text:p>
          </table:table-cell>
          <table:table-cell table:style-name="Table1.Cell" office:value-type="string">
            <text:p text:style-name="TableCell">1 </text:p>
          </table:table-cell>
          <table:table-cell table:style-name="Table1.Cell" office:value-type="string">
            <text:p text:style-name="TableCell">2 </text:p>
          </table:table-cell>
          <table:table-cell table:style-name="Table1.Cell" office:value-type="string">
            <text:p text:style-name="TableCell">1 </text:p>
          </table:table-cell>
          <table:table-cell table:style-name="Table1.Cell" office:value-type="string">
            <text:p text:style-name="TableCell">0 </text:p>
          </table:table-cell>
          <table:table-cell table:style-name="Table1.Cell" office:value-type="string">
            <text:p text:style-name="TableCell">0 </text:p>
          </table:table-cell>
          <table:table-cell table:style-name="Table1.Cell" office:value-type="string">
            <text:p text:style-name="TableCell">0 </text:p>
          </table:table-cell>
          <table:table-cell table:style-name="Table1.Cell" office:value-type="string">
            <text:p text:style-name="TableCell">2 </text:p>
          </table:table-cell>
        </table:table-row>
        <table:table-row>
          <table:table-cell table:style-name="Table1.Cell" office:value-type="string">
            <text:p text:style-name="TableCell">Free entry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3 </text:p>
          </table:table-cell>
          <table:table-cell table:style-name="Table1.Cell" office:value-type="string">
            <text:p text:style-name="TableCell">0 </text:p>
          </table:table-cell>
          <table:table-cell table:style-name="Table1.Cell" office:value-type="string">
            <text:p text:style-name="TableCell">1 </text:p>
          </table:table-cell>
          <table:table-cell table:style-name="Table1.Cell" office:value-type="string">
            <text:p text:style-name="TableCell">2 </text:p>
          </table:table-cell>
          <table:table-cell table:style-name="Table1.Cell" office:value-type="string">
            <text:p text:style-name="TableCell">2 </text:p>
          </table:table-cell>
        </table:table-row>
        <table:table-row>
          <table:table-cell table:style-name="Table1.Cell" office:value-type="string">
            <text:p text:style-name="TableCell">Transparency </text:p>
          </table:table-cell>
          <table:table-cell table:style-name="Table1.Cell" office:value-type="string">
            <text:p text:style-name="TableCell">5 </text:p>
          </table:table-cell>
          <table:table-cell table:style-name="Table1.Cell" office:value-type="string">
            <text:p text:style-name="TableCell">3 </text:p>
          </table:table-cell>
          <table:table-cell table:style-name="Table1.Cell" office:value-type="string">
            <text:p text:style-name="TableCell">5 </text:p>
          </table:table-cell>
          <table:table-cell table:style-name="Table1.Cell" office:value-type="string">
            <text:p text:style-name="TableCell">1 </text:p>
          </table:table-cell>
          <table:table-cell table:style-name="Table1.Cell" office:value-type="string">
            <text:p text:style-name="TableCell">2 </text:p>
          </table:table-cell>
          <table:table-cell table:style-name="Table1.Cell" office:value-type="string">
            <text:p text:style-name="TableCell">1 </text:p>
          </table:table-cell>
          <table:table-cell table:style-name="Table1.Cell" office:value-type="string">
            <text:p text:style-name="TableCell">0 </text:p>
          </table:table-cell>
          <table:table-cell table:style-name="Table1.Cell" office:value-type="string">
            <text:p text:style-name="TableCell">0 </text:p>
          </table:table-cell>
          <table:table-cell table:style-name="Table1.Cell" office:value-type="string">
            <text:p text:style-name="TableCell">0 </text:p>
          </table:table-cell>
          <table:table-cell table:style-name="Table1.Cell" office:value-type="string">
            <text:p text:style-name="TableCell">0 </text:p>
          </table:table-cell>
        </table:table-row>
        <table:table-row>
          <table:table-cell table:style-name="Table1.Cell" office:value-type="string">
            <text:p text:style-name="TableCell">Free contributors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2 </text:p>
          </table:table-cell>
          <table:table-cell table:style-name="Table1.Cell" office:value-type="string">
            <text:p text:style-name="TableCell">3 </text:p>
          </table:table-cell>
          <table:table-cell table:style-name="Table1.Cell" office:value-type="string">
            <text:p text:style-name="TableCell">3 </text:p>
          </table:table-cell>
          <table:table-cell table:style-name="Table1.Cell" office:value-type="string">
            <text:p text:style-name="TableCell">2 </text:p>
          </table:table-cell>
          <table:table-cell table:style-name="Table1.Cell" office:value-type="string">
            <text:p text:style-name="TableCell">1 </text:p>
          </table:table-cell>
          <table:table-cell table:style-name="Table1.Cell" office:value-type="string">
            <text:p text:style-name="TableCell">0 </text:p>
          </table:table-cell>
        </table:table-row>
        <table:table-row>
          <table:table-cell table:style-name="Table1.Cell" office:value-type="string">
            <text:p text:style-name="TableCell">Full remixability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4 </text:p>
          </table:table-cell>
          <table:table-cell table:style-name="Table1.Cell" office:value-type="string">
            <text:p text:style-name="TableCell">3 </text:p>
          </table:table-cell>
          <table:table-cell table:style-name="Table1.Cell" office:value-type="string">
            <text:p text:style-name="TableCell">3 </text:p>
          </table:table-cell>
          <table:table-cell table:style-name="Table1.Cell" office:value-type="string">
            <text:p text:style-name="TableCell">1 </text:p>
          </table:table-cell>
          <table:table-cell table:style-name="Table1.Cell" office:value-type="string">
            <text:p text:style-name="TableCell">1 </text:p>
          </table:table-cell>
          <table:table-cell table:style-name="Table1.Cell" office:value-type="string">
            <text:p text:style-name="TableCell">0 </text:p>
          </table:table-cell>
        </table:table-row>
        <table:table-row>
          <table:table-cell table:style-name="Table1.Cell" office:value-type="string">
            <text:p text:style-name="TableCell">Strong protocols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4 </text:p>
          </table:table-cell>
          <table:table-cell table:style-name="Table1.Cell" office:value-type="string">
            <text:p text:style-name="TableCell">3 </text:p>
          </table:table-cell>
          <table:table-cell table:style-name="Table1.Cell" office:value-type="string">
            <text:p text:style-name="TableCell">2 </text:p>
          </table:table-cell>
          <table:table-cell table:style-name="Table1.Cell" office:value-type="string">
            <text:p text:style-name="TableCell">3 </text:p>
          </table:table-cell>
          <table:table-cell table:style-name="Table1.Cell" office:value-type="string">
            <text:p text:style-name="TableCell">1 </text:p>
          </table:table-cell>
          <table:table-cell table:style-name="Table1.Cell" office:value-type="string">
            <text:p text:style-name="TableCell">4 </text:p>
          </table:table-cell>
        </table:table-row>
        <table:table-row>
          <table:table-cell table:style-name="Table1.Cell" office:value-type="string">
            <text:p text:style-name="TableCell">Fair authority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5 </text:p>
          </table:table-cell>
          <table:table-cell table:style-name="Table1.Cell" office:value-type="string">
            <text:p text:style-name="TableCell">3 </text:p>
          </table:table-cell>
          <table:table-cell table:style-name="Table1.Cell" office:value-type="string">
            <text:p text:style-name="TableCell">4 </text:p>
          </table:table-cell>
          <table:table-cell table:style-name="Table1.Cell" office:value-type="string">
            <text:p text:style-name="TableCell">3 </text:p>
          </table:table-cell>
          <table:table-cell table:style-name="Table1.Cell" office:value-type="string">
            <text:p text:style-name="TableCell">1 </text:p>
          </table:table-cell>
          <table:table-cell table:style-name="Table1.Cell" office:value-type="string">
            <text:p text:style-name="TableCell">1 </text:p>
          </table:table-cell>
          <table:table-cell table:style-name="Table1.Cell" office:value-type="string">
            <text:p text:style-name="TableCell">0 </text:p>
          </table:table-cell>
          <table:table-cell table:style-name="Table1.Cell" office:value-type="string">
            <text:p text:style-name="TableCell">1 </text:p>
          </table:table-cell>
        </table:table-row>
        <table:table-row>
          <table:table-cell table:style-name="Table1.Cell" office:value-type="string">
            <text:p text:style-name="TableCell">Non-tribalism </text:p>
          </table:table-cell>
          <table:table-cell table:style-name="Table1.Cell" office:value-type="string">
            <text:p text:style-name="TableCell">4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3 </text:p>
          </table:table-cell>
          <table:table-cell table:style-name="Table1.Cell" office:value-type="string">
            <text:p text:style-name="TableCell">3 </text:p>
          </table:table-cell>
          <table:table-cell table:style-name="Table1.Cell" office:value-type="string">
            <text:p text:style-name="TableCell">0 </text:p>
          </table:table-cell>
          <table:table-cell table:style-name="Table1.Cell" office:value-type="string">
            <text:p text:style-name="TableCell">2 </text:p>
          </table:table-cell>
          <table:table-cell table:style-name="Table1.Cell" office:value-type="string">
            <text:p text:style-name="TableCell">0 </text:p>
          </table:table-cell>
          <table:table-cell table:style-name="Table1.Cell" office:value-type="string">
            <text:p text:style-name="TableCell">0 </text:p>
          </table:table-cell>
        </table:table-row>
        <table:table-row>
          <table:table-cell table:style-name="Table1.Cell" office:value-type="string">
            <text:p text:style-name="TableCell">Self-organization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4 </text:p>
          </table:table-cell>
          <table:table-cell table:style-name="Table1.Cell" office:value-type="string">
            <text:p text:style-name="TableCell">2 </text:p>
          </table:table-cell>
          <table:table-cell table:style-name="Table1.Cell" office:value-type="string">
            <text:p text:style-name="TableCell">2 </text:p>
          </table:table-cell>
          <table:table-cell table:style-name="Table1.Cell" office:value-type="string">
            <text:p text:style-name="TableCell">0 </text:p>
          </table:table-cell>
          <table:table-cell table:style-name="Table1.Cell" office:value-type="string">
            <text:p text:style-name="TableCell">0 </text:p>
          </table:table-cell>
        </table:table-row>
        <table:table-row>
          <table:table-cell table:style-name="Table1.Cell" office:value-type="string">
            <text:p text:style-name="TableCell">Tolerance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3 </text:p>
          </table:table-cell>
          <table:table-cell table:style-name="Table1.Cell" office:value-type="string">
            <text:p text:style-name="TableCell">2 </text:p>
          </table:table-cell>
          <table:table-cell table:style-name="Table1.Cell" office:value-type="string">
            <text:p text:style-name="TableCell">3 </text:p>
          </table:table-cell>
          <table:table-cell table:style-name="Table1.Cell" office:value-type="string">
            <text:p text:style-name="TableCell">0 </text:p>
          </table:table-cell>
          <table:table-cell table:style-name="Table1.Cell" office:value-type="string">
            <text:p text:style-name="TableCell">0 </text:p>
          </table:table-cell>
        </table:table-row>
        <table:table-row>
          <table:table-cell table:style-name="Table1.Cell" office:value-type="string">
            <text:p text:style-name="TableCell">Measurable success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2 </text:p>
          </table:table-cell>
        </table:table-row>
        <table:table-row>
          <table:table-cell table:style-name="Table1.Cell" office:value-type="string">
            <text:p text:style-name="TableCell">High scoring </text:p>
          </table:table-cell>
          <table:table-cell table:style-name="Table1.Cell" office:value-type="string">
            <text:p text:style-name="TableCell">3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3 </text:p>
          </table:table-cell>
          <table:table-cell table:style-name="Table1.Cell" office:value-type="string">
            <text:p text:style-name="TableCell">3 </text:p>
          </table:table-cell>
          <table:table-cell table:style-name="Table1.Cell" office:value-type="string">
            <text:p text:style-name="TableCell">2 </text:p>
          </table:table-cell>
          <table:table-cell table:style-name="Table1.Cell" office:value-type="string">
            <text:p text:style-name="TableCell">1 </text:p>
          </table:table-cell>
          <table:table-cell table:style-name="Table1.Cell" office:value-type="string">
            <text:p text:style-name="TableCell">1 </text:p>
          </table:table-cell>
        </table:table-row>
        <table:table-row>
          <table:table-cell table:style-name="Table1.Cell" office:value-type="string">
            <text:p text:style-name="TableCell">Decentralization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1 </text:p>
          </table:table-cell>
          <table:table-cell table:style-name="Table1.Cell" office:value-type="string">
            <text:p text:style-name="TableCell">1 </text:p>
          </table:table-cell>
          <table:table-cell table:style-name="Table1.Cell" office:value-type="string">
            <text:p text:style-name="TableCell">1 </text:p>
          </table:table-cell>
          <table:table-cell table:style-name="Table1.Cell" office:value-type="string">
            <text:p text:style-name="TableCell">0 </text:p>
          </table:table-cell>
          <table:table-cell table:style-name="Table1.Cell" office:value-type="string">
            <text:p text:style-name="TableCell">1 </text:p>
          </table:table-cell>
        </table:table-row>
        <table:table-row>
          <table:table-cell table:style-name="Table1.Cell" office:value-type="string">
            <text:p text:style-name="TableCell">Free workspaces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3 </text:p>
          </table:table-cell>
          <table:table-cell table:style-name="Table1.Cell" office:value-type="string">
            <text:p text:style-name="TableCell">2 </text:p>
          </table:table-cell>
          <table:table-cell table:style-name="Table1.Cell" office:value-type="string">
            <text:p text:style-name="TableCell">0 </text:p>
          </table:table-cell>
          <table:table-cell table:style-name="Table1.Cell" office:value-type="string">
            <text:p text:style-name="TableCell">0 </text:p>
          </table:table-cell>
          <table:table-cell table:style-name="Table1.Cell" office:value-type="string">
            <text:p text:style-name="TableCell">0 </text:p>
          </table:table-cell>
          <table:table-cell table:style-name="Table1.Cell" office:value-type="string">
            <text:p text:style-name="TableCell">0 </text:p>
          </table:table-cell>
        </table:table-row>
        <table:table-row>
          <table:table-cell table:style-name="Table1.Cell" office:value-type="string">
            <text:p text:style-name="TableCell">Smooth learning </text:p>
          </table:table-cell>
          <table:table-cell table:style-name="Table1.Cell" office:value-type="string">
            <text:p text:style-name="TableCell">4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3 </text:p>
          </table:table-cell>
          <table:table-cell table:style-name="Table1.Cell" office:value-type="string">
            <text:p text:style-name="TableCell">3 </text:p>
          </table:table-cell>
          <table:table-cell table:style-name="Table1.Cell" office:value-type="string">
            <text:p text:style-name="TableCell">0 </text:p>
          </table:table-cell>
          <table:table-cell table:style-name="Table1.Cell" office:value-type="string">
            <text:p text:style-name="TableCell">1 </text:p>
          </table:table-cell>
          <table:table-cell table:style-name="Table1.Cell" office:value-type="string">
            <text:p text:style-name="TableCell">0 </text:p>
          </table:table-cell>
          <table:table-cell table:style-name="Table1.Cell" office:value-type="string">
            <text:p text:style-name="TableCell">0 </text:p>
          </table:table-cell>
        </table:table-row>
        <table:table-row>
          <table:table-cell table:style-name="Table1.Cell" office:value-type="string">
            <text:p text:style-name="TableCell">Regular structure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3 </text:p>
          </table:table-cell>
          <table:table-cell table:style-name="Table1.Cell" office:value-type="string">
            <text:p text:style-name="TableCell">2 </text:p>
          </table:table-cell>
          <table:table-cell table:style-name="Table1.Cell" office:value-type="string">
            <text:p text:style-name="TableCell">3 </text:p>
          </table:table-cell>
          <table:table-cell table:style-name="Table1.Cell" office:value-type="string">
            <text:p text:style-name="TableCell">3 </text:p>
          </table:table-cell>
          <table:table-cell table:style-name="Table1.Cell" office:value-type="string">
            <text:p text:style-name="TableCell">1 </text:p>
          </table:table-cell>
          <table:table-cell table:style-name="Table1.Cell" office:value-type="string">
            <text:p text:style-name="TableCell">5 </text:p>
          </table:table-cell>
        </table:table-row>
        <table:table-row>
          <table:table-cell table:style-name="Table1.Cell" office:value-type="string">
            <text:p text:style-name="TableCell">Positivity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3 </text:p>
          </table:table-cell>
          <table:table-cell table:style-name="Table1.Cell" office:value-type="string">
            <text:p text:style-name="TableCell">0 </text:p>
          </table:table-cell>
          <table:table-cell table:style-name="Table1.Cell" office:value-type="string">
            <text:p text:style-name="TableCell">2 </text:p>
          </table:table-cell>
          <table:table-cell table:style-name="Table1.Cell" office:value-type="string">
            <text:p text:style-name="TableCell">0 </text:p>
          </table:table-cell>
          <table:table-cell table:style-name="Table1.Cell" office:value-type="string">
            <text:p text:style-name="TableCell">0 </text:p>
          </table:table-cell>
        </table:table-row>
        <table:table-row>
          <table:table-cell table:style-name="Table1.Cell" office:value-type="string">
            <text:p text:style-name="TableCell">Sense of humor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2 </text:p>
          </table:table-cell>
          <table:table-cell table:style-name="Table1.Cell" office:value-type="string">
            <text:p text:style-name="TableCell">3 </text:p>
          </table:table-cell>
          <table:table-cell table:style-name="Table1.Cell" office:value-type="string">
            <text:p text:style-name="TableCell">0 </text:p>
          </table:table-cell>
          <table:table-cell table:style-name="Table1.Cell" office:value-type="string">
            <text:p text:style-name="TableCell">1 </text:p>
          </table:table-cell>
          <table:table-cell table:style-name="Table1.Cell" office:value-type="string">
            <text:p text:style-name="TableCell">1 </text:p>
          </table:table-cell>
          <table:table-cell table:style-name="Table1.Cell" office:value-type="string">
            <text:p text:style-name="TableCell">0 </text:p>
          </table:table-cell>
        </table:table-row>
        <table:table-row>
          <table:table-cell table:style-name="Table1.Cell" office:value-type="string">
            <text:p text:style-name="TableCell">Minimalism </text:p>
          </table:table-cell>
          <table:table-cell table:style-name="Table1.Cell" office:value-type="string">
            <text:p text:style-name="TableCell">5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4 </text:p>
          </table:table-cell>
          <table:table-cell table:style-name="Table1.Cell" office:value-type="string">
            <text:p text:style-name="TableCell">3 </text:p>
          </table:table-cell>
          <table:table-cell table:style-name="Table1.Cell" office:value-type="string">
            <text:p text:style-name="TableCell">4 </text:p>
          </table:table-cell>
          <table:table-cell table:style-name="Table1.Cell" office:value-type="string">
            <text:p text:style-name="TableCell">1 </text:p>
          </table:table-cell>
          <table:table-cell table:style-name="Table1.Cell" office:value-type="string">
            <text:p text:style-name="TableCell">1 </text:p>
          </table:table-cell>
          <table:table-cell table:style-name="Table1.Cell" office:value-type="string">
            <text:p text:style-name="TableCell">3 </text:p>
          </table:table-cell>
          <table:table-cell table:style-name="Table1.Cell" office:value-type="string">
            <text:p text:style-name="TableCell">0 </text:p>
          </table:table-cell>
        </table:table-row>
        <table:table-row>
          <table:table-cell table:style-name="Table1.Cell" office:value-type="string">
            <text:p text:style-name="TableCell">Sane funding </text:p>
          </table:table-cell>
          <table:table-cell table:style-name="Table1.Cell" office:value-type="string">
            <text:p text:style-name="TableCell">5 </text:p>
          </table:table-cell>
          <table:table-cell table:style-name="Table1.Cell" office:value-type="string">
            <text:p text:style-name="TableCell">4 </text:p>
          </table:table-cell>
          <table:table-cell table:style-name="Table1.Cell" office:value-type="string">
            <text:p text:style-name="TableCell">3 </text:p>
          </table:table-cell>
          <table:table-cell table:style-name="Table1.Cell" office:value-type="string">
            <text:p text:style-name="TableCell">3 </text:p>
          </table:table-cell>
          <table:table-cell table:style-name="Table1.Cell" office:value-type="string">
            <text:p text:style-name="TableCell">5 </text:p>
          </table:table-cell>
          <table:table-cell table:style-name="Table1.Cell" office:value-type="string">
            <text:p text:style-name="TableCell">3 </text:p>
          </table:table-cell>
          <table:table-cell table:style-name="Table1.Cell" office:value-type="string">
            <text:p text:style-name="TableCell">3 </text:p>
          </table:table-cell>
          <table:table-cell table:style-name="Table1.Cell" office:value-type="string">
            <text:p text:style-name="TableCell">3 </text:p>
          </table:table-cell>
          <table:table-cell table:style-name="Table1.Cell" office:value-type="string">
            <text:p text:style-name="TableCell">2 </text:p>
          </table:table-cell>
          <table:table-cell table:style-name="Table1.Cell" office:value-type="string">
            <text:p text:style-name="TableCell">2 </text:p>
          </table:table-cell>
        </table:table-row>
        <table:table-row>
          <table:table-cell table:style-name="Table1.Cell" office:value-type="string">
            <text:p text:style-name="TableCell"> </text:p>
          </table:table-cell>
          <table:table-cell table:style-name="Table1.Cell" office:value-type="string">
            <text:p text:style-name="TableCell"><text:span text:style-name="Bold">96</text:span> </text:p>
          </table:table-cell>
          <table:table-cell table:style-name="Table1.Cell" office:value-type="string">
            <text:p text:style-name="TableCell"><text:span text:style-name="Bold">94 </text:span></text:p>
          </table:table-cell>
          <table:table-cell table:style-name="Table1.Cell" office:value-type="string">
            <text:p text:style-name="TableCell"><text:span text:style-name="Bold">94</text:span> </text:p>
          </table:table-cell>
          <table:table-cell table:style-name="Table1.Cell" office:value-type="string">
            <text:p text:style-name="TableCell"><text:span text:style-name="Bold">84</text:span> </text:p>
          </table:table-cell>
          <table:table-cell table:style-name="Table1.Cell" office:value-type="string">
            <text:p text:style-name="TableCell"><text:span text:style-name="Bold">71</text:span> </text:p>
          </table:table-cell>
          <table:table-cell table:style-name="Table1.Cell" office:value-type="string">
            <text:p text:style-name="TableCell"><text:span text:style-name="Bold">56</text:span> </text:p>
          </table:table-cell>
          <table:table-cell table:style-name="Table1.Cell" office:value-type="string">
            <text:p text:style-name="TableCell"><text:span text:style-name="Bold">28</text:span> </text:p>
          </table:table-cell>
          <table:table-cell table:style-name="Table1.Cell" office:value-type="string">
            <text:p text:style-name="TableCell"><text:span text:style-name="Bold">34</text:span> </text:p>
          </table:table-cell>
          <table:table-cell table:style-name="Table1.Cell" office:value-type="string">
            <text:p text:style-name="TableCell"><text:span text:style-name="Bold">18</text:span> </text:p>
          </table:table-cell>
          <table:table-cell table:style-name="Table1.Cell" office:value-type="string">
            <text:p text:style-name="TableCell"><text:span text:style-name="Bold">20</text:span> </text:p>
          </table:table-cell>
        </table:table-row>
      </table:table>
      <text:h text:style-name="Heading_20_3" text:outline-level="3">Quotation</text:h>
      <text:p text:style-name="Quotations">Mel cu quidam fierent honestatis, ea nam iuvaret commune. Sit quando argumentum ex, eros scaevola quo eu. Errem minimum percipitur nam an, et ridens ullamcorper eam. No eos dicam maiorum maluisset, at nec vidisse tibique. Ea eam brute tantas deserunt, ad falli erroribus pri.</text:p>
      <text:h text:style-name="Heading_20_3" text:outline-level="3">Footnotes</text:h>
      <text:p text:style-name="Text_20_body">Qui ea labore dictas necessitatibus<text:note text:id="ftn1" text:note-class="footnote"><text:note-citation>1</text:note-citation><text:note-body><text:p text:style-name="Footnote">http://www.zeromq.org</text:p></text:note-body></text:note>, atqui quando menandri ad nec. Quas primis delenit eu per<text:note text:id="ftn2" text:note-class="footnote"><text:note-citation>2</text:note-citation><text:note-body><text:p text:style-name="Footnote">https://www.imatix.com</text:p></text:note-body></text:note>, appareat placerat his an. Eu nec scripta neglegentur consectetuer, nam id quidam iracundia liberavisse. Ne aliquam lobortis democritum per, ut qui inermis <text:reference-mark-start text:name="index7"/>tibique electram<text:reference-mark-end text:name="index7"/>. Epicuri omnesque deserunt ut mel, eu pertinacia delicatissimi pro. Ad mazim simul dolore qui<text:note text:id="ftn3" text:note-class="footnote"><text:note-citation>3</text:note-citation><text:note-body><text:p text:style-name="Footnote">https://codeconnected.org/blog:1</text:p></text:note-body></text:note>.</text:p>
      <!-- Index -->
      <text:p text:style-name="Text_20_body"/>
      <text:h text:style-name="Heading_20_1" text:outline-level="1">Index</text:h>
      <text:section text:style-name="Sect2" text:name="Section1">
        <text:p text:style-name="User_20_Index_20_1"><text:span text:style-name="Bold">Things</text:span></text:p>
        <text:p text:style-name="User_20_Index_20_1"><text:s text:c="4"/>Malis habemus<text:s text:c="4"/><text:reference-ref text:reference-format="page" text:ref-name="index1">1</text:reference-ref></text:p>
        <text:p text:style-name="User_20_Index_20_1"><text:s text:c="4"/>Tibique electram<text:s text:c="4"/><text:reference-ref text:reference-format="page" text:ref-name="index5">1</text:reference-ref>, <text:reference-ref text:reference-format="page" text:ref-name="index7">1</text:reference-ref></text:p>
        <text:p text:style-name="User_20_Index_20_1">Philosophia<text:s text:c="4"/><text:reference-ref text:reference-format="page" text:ref-name="index2">1</text:reference-ref>, <text:reference-ref text:reference-format="page" text:ref-name="index3">1</text:reference-ref>, <text:reference-ref text:reference-format="page" text:ref-name="index6">1</text:reference-ref></text:p>
        <text:p text:style-name="User_20_Index_20_1">Vis possim<text:s text:c="4"/><text:reference-ref text:reference-format="page" text:ref-name="index4">1</text:reference-ref></text:p>
      </text:section>
      <!-- Two blank pages at end of document -->
      <text:p text:style-name="Text_20_break"/>
      <text:p text:style-name="Text_20_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ontSymbol" svg:font-family="FontSymbol"/>
    <style:font-face style:name="FontBody" svg:font-family="EB Garamond" style:font-adornments="Regular" style:font-pitch="variable"/>
    <style:font-face style:name="FontHeader" svg:font-family="EB Garamond" style:font-adornments="Regular" style:font-pitch="variable"/>
    <style:font-face style:name="FontFixed" svg:font-family="Ubuntu Mono" style:font-adornments="Regular" style:font-pitch="fixed"/>
  </office:font-face-decls>
  <office:styles>
    <style:default-style style:family="graphic">
      <style:graphic-properties svg:stroke-color="#808080"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CA" style:letter-kerning="true"/>
    </style:default-style>
    <style:default-style style:family="paragraph">
      <style:paragraph-properties fo:hyphenation-ladder-count="no-limit" style:text-autospace="ideograph-alpha" style:punctuation-wrap="hanging" style:line-break="strict" style:tab-stop-distance="1.251cm" style:writing-mode="page" fo:line-height="90%"/>
      <style:text-properties style:use-window-font-color="true" fo:language="en" fo:country="CA" style:letter-kerning="tru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ontBody" fo:font-size="11pt"/>
    </style:style>
    <style:style style:name="Heading" style:family="paragraph" style:parent-style-name="Standard" style:next-style-name="Text_20_body" style:class="text">
      <style:paragraph-properties fo:margin-top="0.423cm" fo:margin-bottom="0.212cm" fo:keep-with-next="always"/>
      <style:text-properties style:font-name="FontHeader"/>
    </style:style>
    <style:style style:name="Heading_20_1" style:display-name="Heading 1" style:family="paragraph" style:parent-style-name="Heading" style:next-style-name="Text_20_body" style:default-outline-level="1" style:class="text" style:master-page-name="Normal_20_First">
      <style:paragraph-properties fo:margin="100%" fo:margin-left="0cm" fo:margin-right="0cm" fo:margin-top="0.499cm" fo:margin-bottom="0.499cm" fo:text-indent="0cm" style:auto-text-indent="false" style:page-number="auto" fo:break-before="auto" fo:break-after="auto"/>
      <style:text-properties fo:font-size="18pt" fo:font-weight="bold"/>
    </style:style>
    <style:style style:name="Heading_20_2" style:display-name="Heading 2" style:family="paragraph" style:parent-style-name="Heading" style:next-style-name="Text_20_body" style:default-outline-level="2" style:class="text">
      <style:paragraph-properties fo:margin="100%" fo:margin-left="0cm" fo:margin-right="0cm" fo:margin-top="0.1cm" fo:margin-bottom="0.1cm" fo:text-indent="0cm" style:auto-text-indent="false"/>
      <style:text-properties fo:font-size="14pt" fo:font-weight="bold"/>
    </style:style>
    <style:style style:name="Heading_20_3" style:display-name="Heading 3" style:family="paragraph" style:parent-style-name="Heading" style:next-style-name="Text_20_body" style:default-outline-level="3" style:class="text">
      <style:paragraph-properties fo:margin="100%" fo:margin-left="0cm" fo:margin-right="0cm" fo:margin-top="0.1cm" fo:margin-bottom="0.1cm" fo:text-indent="0cm" style:auto-text-indent="false" style:page-number="auto"/>
      <style:text-properties fo:font-size="12pt" fo:font-weight="bold"/>
    </style:style>
    <style:style style:name="Title" style:family="paragraph" style:parent-style-name="Heading" style:class="chapter">
      <style:paragraph-properties fo:text-align="center" style:justify-single-word="false"/>
      <style:text-properties fo:font-size="14pt" fo:font-weight="bold"/>
    </style:style>
    <style:style style:name="Contents" style:family="paragraph" style:parent-style-name="Heading_20_1" style:next-style-name="Text_20_body" style:default-outline-level="" style:list-style-name="" style:master-page-name="Contents_20_First">
      <style:paragraph-properties style:page-number="auto" fo:background-color="transparent" text:number-lines="false" text:line-number="0">
      </style:paragraph-properties>
    </style:style>
    <style:style style:name="Contents_20_1" style:display-name="Contents 1" style:family="paragraph" style:parent-style-name="Index" style:class="index">
      <style:paragraph-properties fo:margin="100%" fo:margin-left="0cm" fo:margin-right="0cm" fo:margin-top="0.1cm" fo:margin-bottom="0.1cm" fo:text-indent="0cm" style:auto-text-indent="false"/>
      <style:text-properties fo:font-size="12pt" fo:font-weight="bold"/>
    </style:style>
    <style:style style:name="Contents_20_2" style:display-name="Contents 2" style:family="paragraph" style:parent-style-name="Index" style:class="index">
      <style:paragraph-properties fo:margin="100%" fo:margin-left="0.499cm" fo:margin-right="0cm" fo:margin-top="0cm" fo:margin-bottom="0.0cm" fo:text-indent="0cm" fo:line-height="0.5cm" style:auto-text-indent="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100%" fo:margin-left="0cm" fo:margin-right="0cm" fo:margin-top="0cm" fo:margin-bottom="0cm" fo:orphans="2" fo:widows="2" fo:hyphenation-ladder-count="no-limit" fo:text-indent="0cm" style:auto-text-indent="true" style:page-number="auto" fo:line-height="90%" fo:text-align="justify"/>
      <style:text-properties fo:hyphenate="true" fo:hyphenation-remain-char-count="2" fo:hyphenation-push-char-count="2"/>
    </style:style>
    <style:style style:name="Text_20_keep" style:display-name="Text keep" style:family="paragraph" style:parent-style-name="Text_20_body" style:class="text">
      <style:paragraph-properties fo:keep-with-next="always"/>
    </style:style>
    <style:style style:name="Text_20_break" style:family="paragraph" style:parent-style-name="Text_20_body">
      <style:paragraph-properties fo:break-before="page"/>
    </style:style>
    <style:style style:name="User_20_Index_20_1" style:display-name="User Index 1" style:family="paragraph" style:parent-style-name="Index" style:class="index">
      <style:paragraph-properties fo:margin-left="0cm" fo:margin-right="0cm" fo:text-indent="0cm" style:auto-text-indent="false" fo:line-height="87%" fo:font-size="9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ab-stops/>
      </style:paragraph-properties>
      <style:text-properties style:font-name="FontHeader" fo:font-size="9pt"/>
    </style:style>
    <style:style style:name="Index" style:family="paragraph" style:parent-style-name="Standard" style:class="index">
      <style:paragraph-properties text:number-lines="false" text:line-number="0"/>
    </style:style>
    <style:style style:name="PageHeader" style:family="paragraph" style:parent-style-name="Standard" style:class="extra">
      <style:paragraph-properties fo:text-align="justify" style:justify-single-word="false" style:page-number="auto" text:number-lines="false" text:line-number="0">
        <style:tab-stops>
          <style:tab-stop style:position="10.27cm" style:type="right"/>
        </style:tab-stops>
      </style:paragraph-properties>
      <style:text-properties style:font-name="FontHeader" fo:font-size="8pt"/>
    </style:style>
    <style:style style:name="PageFooter" style:family="paragraph" style:parent-style-name="Standard" style:class="extra">
      <style:paragraph-properties text:number-lines="false" text:line-number="0">
        <style:tab-stops/>
      </style:paragraph-properties>
      <style:text-properties style:font-name="FontHeader" fo:font-size="8pt"/>
    </style:style>
    <style:style style:name="Copyrights" style:family="paragraph" style:parent-style-name="Text_20_body">
      <style:paragraph-properties fo:margin="100%" fo:margin-left="0cm" fo:margin-right="0cm" fo:margin-top="0.25cm" fo:margin-bottom="0cm" fo:line-height="90%" fo:text-align="justify" style:justify-single-word="false" fo:text-indent="0cm" style:auto-text-indent="false"/>
      <style:text-properties fo:hyphenate="true"/>
    </style:style>
    <style:style style:name="TableCell" style:family="paragraph" style:parent-style-name="Text_20_body">
      <style:paragraph-properties fo:margin="100%" fo:margin-left="0cm" fo:margin-right="0cm" fo:margin-top="0cm" fo:margin-bottom="0cm" fo:line-height="90%" fo:text-align="start" style:justify-single-word="false" fo:text-indent="0cm" style:auto-text-indent="false"/>
      <style:text-properties fo:font-size="10pt"/>
    </style:style>
    <style:style style:name="Frame_20_contents" style:display-name="Frame contents" style:family="paragraph" style:parent-style-name="Text_20_body" style:class="extra">
      <style:paragraph-properties fo:margin-top="0cm" fo:margin-bottom="0cm" style:page-number="auto"/>
    </style:style>
    <style:style style:name="Bullet_20_item" style:display-name="Bullet item" style:family="paragraph" style:parent-style-name="Text_20_body"/>
    <style:style style:name="Console_20_command" style:display-name="Console command" style:family="paragraph" style:parent-style-name="Text_20_body">
      <style:paragraph-properties fo:margin="100%" fo:margin-left="0.5cm" fo:margin-right="0cm" fo:margin-top="0.2cm" fo:margin-bottom="0.199cm" fo:text-indent="0cm" style:auto-text-indent="false" fo:background-color="#e6e6ff" fo:padding="0.049cm" fo:border="0.79pt solid #e6e6ff" style:shadow="none">
        <style:background-image/>
      </style:paragraph-properties>
      <style:text-properties style:font-name="FontFixed" fo:font-size="11pt"/>
    </style:style>
    <style:style style:name="Example_20_heading" style:display-name="Example heading" style:family="paragraph" style:parent-style-name="Text_20_body">
      <style:paragraph-properties fo:margin="100%" fo:margin-left="0.499cm" fo:margin-right="1cm" fo:margin-top="0.2cm" fo:text-align="start" style:justify-single-word="false" fo:text-indent="0cm" style:auto-text-indent="false" fo:padding="0.049cm" fo:border-left="none" fo:border-right="none" fo:border-top="none" fo:border-bottom="0.06pt solid #808080" style:shadow="none" fo:keep-with-next="always"/>
      <style:text-properties fo:font-size="10pt" fo:font-style="italic"/>
    </style:style>
    <style:style style:name="Example_20_source" style:display-name="Example source" style:family="paragraph" style:parent-style-name="Text_20_body">
      <style:paragraph-properties fo:margin="100%" fo:margin-left="0.499cm" fo:margin-right="0cm" fo:margin-top="0.199cm" fo:margin-bottom="0.3cm" fo:line-height="100%" fo:text-indent="0cm" style:auto-text-indent="false" fo:padding="0.25cm" fo:border-left="0.51pt dotted #808080" fo:border-right="none" fo:border-top="none" fo:border-bottom="none" style:shadow="none"/>
      <style:text-properties style:font-name="FontFixed" fo:font-size="9pt"/>
    </style:style>
    <style:style style:name="Quotations" style:family="paragraph" style:parent-style-name="Standard" style:class="html">
      <style:paragraph-properties fo:margin="100%" fo:margin-left="0.499cm" fo:margin-right="0.499cm" fo:margin-top="0cm" fo:margin-bottom="0.2cm" fo:text-indent="0cm" style:auto-text-indent="false" fo:text-align="justify"/>
      <style:text-properties fo:font-style="italic" fo:hyphenate="true"/>
    </style:style>
    <style:style style:name="Internet_20_link" style:display-name="Internet link" style:family="text">
      <style:text-properties fo:color="#000080" fo:language="zxx" fo:country="none"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FontSymbol"/>
    </style:style>
    <style:style style:name="Bold" style:family="text">
      <style:text-properties fo:font-weight="bold"/>
    </style:style>
    <style:style style:name="Italic" style:family="text">
      <style:text-properties fo:font-style="italic" fo:font-weight="normal"/>
    </style:style>
    <style:style style:name="Strong" style:family="text">
      <style:text-properties fo:font-style="italic" fo:font-weight="bold"/>
    </style:style>
    <style:style style:name="Teletype" style:family="text">
      <style:text-properties style:font-name="FontFixed" fo:font-size="9pt" fo:background-color="transparent"/>
    </style:style>
    <style:style style:name="Frame" style:family="graphic">
      <style:graphic-properties text:anchor-type="paragraph" svg:x="0cm" svg:y="0cm" fo:margin-left="0.5cm" fo:margin-right="0cm" fo:margin-top="0.201cm" fo:margin-bottom="0.201cm" style:wrap="parallel" style:number-wrapped-paragraphs="no-limit" style:wrap-contour="false" style:vertical-pos="top" style:vertical-rel="paragraph-content" style:horizontal-pos="right" style:horizontal-rel="paragraph-content" fo:padding="0.15cm" fo:border="none"/>
    </style:style>
    <style:style style:name="Graphics" style:family="graphic">
      <style:graphic-properties text:anchor-type="paragraph" style:wrap="none" style:vertical-pos="bottom" style:vertical-rel="paragraph-content" style:horizontal-pos="center" style:horizontal-rel="page-text-area" fo:background-color="transparent" style:background-transparency="100%" style:flow-with-text="true">
        <style:background-image/>
      </style:graphic-properties>
    </style:style>
    <style:style style:name="Figure_20_anchor" style:display-name="Figure anchor" style:family="paragraph" style:parent-style-name="Standard">
      <style:text-properties fo:font-size="2pt"/>
    </style:style>
    <style:style style:name="Figure_20_heading" style:display-name="Figure heading" style:family="paragraph" style:parent-style-name="Standard">
      <style:paragraph-properties fo:margin="100%" fo:margin-left="0cm" fo:margin-right="0cm" fo:margin-top="0.199cm" fo:margin-bottom="0.199cm" fo:text-indent="0cm" fo:text-align="center" style:auto-text-indent="false"/>
      <style:text-properties fo:font-size="10pt" fo:font-style="italic"/>
    </style:style>
    <style:style style:name="Figure"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Font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Font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Font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ageHeader">
      <style:paragraph-properties fo:text-align="center" style:justify-single-word="false"/>
    </style:style>
    <style:style style:name="MP2" style:family="paragraph" style:parent-style-name="PageFooter">
      <style:paragraph-properties fo:text-align="center" style:justify-single-word="false"/>
    </style:style>
    <style:page-layout style:name="Mpm1" style:page-usage="mirrored">
      <style:page-layout-properties fo:page-width="13.97cm" fo:page-height="21.59cm" style:num-format="1" style:print-orientation="portrait" fo:margin-top="1.4cm" fo:margin-bottom="1.4cm" fo:margin-left="2.3cm" fo:margin-right="1.4cm" style:shadow="none" fo:background-color="transparent" style:writing-mode="lr-tb" style:footnote-max-height="0cm">
        <style:background-image/>
        <style:columns fo:column-count="1" fo:column-gap="0cm"/>
        <style:footnote-sep style:width="0.018cm" style:distance-before-sep="0.2cm" style:distance-after-sep="0.101cm" style:line-style="solid" style:adjustment="left" style:rel-width="25%" style:color="#000000"/>
      </style:page-layout-properties>
      <style:header-style/>
      <style:footer-style/>
    </style:page-layout>
    <style:page-layout style:name="Mpm3" style:page-usage="mirrored">
      <style:page-layout-properties fo:page-width="13.97cm" fo:page-height="21.59cm" style:num-format="i" style:print-orientation="portrait" fo:margin-top="1.4cm" fo:margin-bottom="1.4cm" fo:margin-left="2.3cm" fo:margin-right="1.4cm" style:writing-mode="lr-tb" style:footnote-max-height="0cm">
        <style:footnote-sep style:width="0.018cm" style:distance-before-sep="0.2cm" style:distance-after-sep="0.101cm" style:line-style="solid" style:adjustment="left" style:rel-width="25%" style:color="#000000"/>
      </style:page-layout-properties>
      <style:header-style>
        <style:header-footer-properties fo:min-height="0.6cm" fo:margin-left="0cm" fo:margin-right="0cm" fo:margin-bottom="0.5cm" style:dynamic-spacing="false"/>
      </style:header-style>
      <style:footer-style/>
    </style:page-layout>
    <style:page-layout style:name="Mpm5" style:page-usage="mirrored">
      <style:page-layout-properties fo:page-width="13.97cm" fo:page-height="21.59cm" style:num-format="1" style:print-orientation="portrait" fo:margin-top="1.4cm" fo:margin-bottom="1.4cm" fo:margin-left="2.3cm" fo:margin-right="1.4cm" fo:background-color="transparent" style:writing-mode="lr-tb" style:footnote-max-height="0cm">
        <style:background-image/>
        <style:footnote-sep style:width="0.018cm" style:distance-before-sep="0.2cm" style:distance-after-sep="0.101cm" style:line-style="solid" style:adjustment="left" style:rel-width="25%" style:color="#000000"/>
      </style:page-layout-properties>
      <style:header-style>
        <style:header-footer-properties fo:min-height="0.6cm" fo:margin-left="0cm" fo:margin-right="0cm" fo:margin-bottom="0.5cm" style:dynamic-spacing="false"/>
      </style:header-style>
      <style:footer-style/>
    </style:page-layout>
    <style:page-layout style:name="Mpm2" style:page-usage="mirrored">
      <style:page-layout-properties fo:page-width="13.97cm" fo:page-height="21.59cm" style:num-format="1" style:print-orientation="portrait" fo:margin-top="1.4cm" fo:margin-bottom="1.4cm" fo:margin-left="2.3cm" fo:margin-right="1.4cm" style:writing-mode="lr-tb" style:footnote-max-height="0cm">
        <style:footnote-sep style:width="0.018cm" style:distance-before-sep="0.2cm" style:distance-after-sep="0.101cm" style:line-style="solid" style:adjustment="left" style:rel-width="25%" style:color="#000000"/>
      </style:page-layout-properties>
      <style:header-style/>
      <style:footer-style/>
    </style:page-layout>
    <style:page-layout style:name="Mpm7" style:page-usage="right">
      <style:page-layout-properties fo:page-width="13.97cm" fo:page-height="21.59cm" style:num-format="i" style:print-orientation="portrait" fo:margin-top="1.4cm" fo:margin-bottom="1.4cm" fo:margin-left="2.3cm" fo:margin-right="1.4cm" style:shadow="none" fo:background-color="transparent" style:writing-mode="lr-tb" style:footnote-max-height="0cm">
        <style:background-image/>
        <style:footnote-sep style:width="0.018cm" style:distance-before-sep="0.2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4" style:page-usage="right">
      <style:page-layout-properties fo:page-width="13.97cm" fo:page-height="21.59cm" style:num-format="1" style:print-orientation="portrait" fo:margin-top="1.4cm" fo:margin-bottom="1.4cm" fo:margin-left="2.3cm" fo:margin-right="1.4cm" style:writing-mode="lr-tb" style:footnote-max-height="0cm">
        <style:footnote-sep style:width="0.018cm" style:distance-before-sep="0.2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Titles" style:page-layout-name="Mpm2"/>
    <style:master-page style:name="Contents_20_First" style:display-name="Contents First" style:page-layout-name="Mpm7" style:next-style-name="Contents">
      <style:footer>
        <text:p text:style-name="MP2">
          <text:page-number text:select-page="current">vii</text:page-number>
        </text:p>
      </style:footer>
      <style:footer-left>
        <text:p text:style-name="PageFooter"/>
      </style:footer-left>
    </style:master-page>
    <style:master-page style:name="Contents" style:page-layout-name="Mpm3">
      <style:header>
        <text:p text:style-name="MP1">Model Document - Generated from model.book<text:tab/><text:page-number text:select-page="current">ix</text:page-number></text:p>
      </style:header>
      <style:header-left>
        <text:p text:style-name="MP1"><text:page-number text:select-page="current">viii</text:page-number><text:tab/>Model Document - Generated from model.book</text:p>
      </style:header-left>
    </style:master-page>
    <style:master-page style:name="Normal_20_First" style:display-name="Normal First" style:page-layout-name="Mpm4" style:next-style-name="Normal">
      <style:footer>
        <text:p text:style-name="MP2">
          <text:page-number text:select-page="current">15</text:page-number>
        </text:p>
      </style:footer>
      <style:footer-left>
        <text:p text:style-name="PageFooter"/>
      </style:footer-left>
    </style:master-page>
    <style:master-page style:name="Normal" style:page-layout-name="Mpm5">
      <style:header>
        <text:p text:style-name="MP1">Model Document - Generated from model.book - <text:chapter text:display="name" text:outline-level="1">Chapter N. Some Title</text:chapter><text:tab/><text:page-number text:select-page="current">13</text:page-number></text:p>
      </style:header>
      <style:header-left>
        <text:p text:style-name="MP1"><text:page-number text:select-page="current">12</text:page-number><text:tab/>Model Document - Generated from model.book - <text:chapter text:display="name" text:outline-level="1">Chapter N. Some Title</text:chapt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ter Hintjens</meta:initial-creator>
    <dc:creator>Pieter Hintjens</dc:creator>
    <dc:title>Model Document</dc:title>
  </office:meta>
</office:document-meta>
</file>